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layout-cache" manifest:media-type="application/binary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super 58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42838" officeooo:paragraph-rsid="0014283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list-style-name="L1">
      <style:paragraph-properties fo:text-align="center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2">
      <style:paragraph-properties fo:text-align="start" style:justify-single-word="false"/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text-position="0% 100%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style:text-position="0% 100%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 style:list-style-name="L12">
      <style:paragraph-properties fo:text-align="start" style:justify-single-word="false"/>
      <style:text-properties style:text-position="0% 100%"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paragraph-properties fo:text-align="center" style:justify-single-word="false"/>
    </style:style>
    <style:style style:name="P32" style:family="paragraph" style:parent-style-name="Standard" style:list-style-name="L2">
      <style:paragraph-properties fo:text-align="start" style:justify-single-word="false"/>
    </style:style>
    <style:style style:name="P33" style:family="paragraph" style:parent-style-name="Standard" style:list-style-name="L3">
      <style:paragraph-properties fo:text-align="start" style:justify-single-word="false"/>
    </style:style>
    <style:style style:name="P34" style:family="paragraph" style:parent-style-name="Standard" style:list-style-name="L5">
      <style:paragraph-properties fo:text-align="start" style:justify-single-word="false"/>
    </style:style>
    <style:style style:name="P35" style:family="paragraph" style:parent-style-name="Standard" style:list-style-name="L6">
      <style:paragraph-properties fo:text-align="start" style:justify-single-word="false"/>
    </style:style>
    <style:style style:name="P36" style:family="paragraph" style:parent-style-name="Standard" style:list-style-name="L8">
      <style:paragraph-properties fo:text-align="start" style:justify-single-word="false"/>
    </style:style>
    <style:style style:name="P37" style:family="paragraph" style:parent-style-name="Standard" style:list-style-name="L9">
      <style:paragraph-properties fo:text-align="start" style:justify-single-word="false"/>
    </style:style>
    <style:style style:name="P38" style:family="paragraph" style:parent-style-name="Standard" style:list-style-name="L11">
      <style:paragraph-properties fo:text-align="start" style:justify-single-word="false"/>
    </style:style>
    <style:style style:name="P39" style:family="paragraph" style:parent-style-name="Standard" style:list-style-name="L12">
      <style:paragraph-properties fo:text-align="start" style:justify-single-word="false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style="italic" style:font-size-asian="10.5pt" style:font-style-asian="italic" style:font-size-complex="12pt" style:font-style-complex="italic"/>
    </style:style>
    <style:style style:name="T3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normal" style:font-size-asian="10.5pt" style:font-style-asian="normal" style:font-size-complex="12pt" style:font-style-complex="normal"/>
    </style:style>
    <style:style style:name="T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weight="bold" style:font-size-asian="10.5pt" style:font-weight-asian="bold" style:font-size-complex="12pt" style:font-weight-complex="bold"/>
    </style:style>
    <style:style style:name="T8" style:family="text">
      <style:text-properties style:text-position="super 58%" fo:font-size="12pt" style:font-size-asian="10.5pt" style:font-size-complex="12pt"/>
    </style:style>
    <style:style style:name="T9" style:family="text">
      <style:text-properties style:text-position="super 58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position="super 58%" fo:font-style="normal" style:font-style-asian="normal" style:font-style-complex="normal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size="12pt" style:font-size-asian="10.5pt" style:font-size-complex="12pt"/>
    </style:style>
    <style:style style:name="T13" style:family="text">
      <style:text-properties style:text-position="0% 100%" fo:font-size="12pt" fo:font-style="italic" style:font-size-asian="10.5pt" style:font-style-asian="italic" style:font-size-complex="12pt" style:font-style-complex="italic"/>
    </style:style>
    <style:style style:name="T14" style:family="text">
      <style:text-properties style:text-position="0% 100%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position="0% 100%" fo:font-size="12pt" fo:font-style="normal" fo:font-weight="normal" officeooo:rsid="0010fd67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position="0% 100%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text-position="0% 100%" fo:font-size="12pt" fo:font-style="normal" style:font-size-asian="10.5pt" style:font-style-asian="normal" style:font-size-complex="12pt" style:font-style-complex="normal"/>
    </style:style>
    <style:style style:name="T19" style:family="text">
      <style:text-properties style:text-position="0% 100%" fo:font-style="italic" style:font-style-asian="italic" style:font-style-complex="italic"/>
    </style:style>
    <style:style style:name="T20" style:family="text">
      <style:text-properties style:text-position="0% 100%" fo:font-style="normal" style:font-style-asian="normal" style:font-style-complex="normal"/>
    </style:style>
    <style:style style:name="T21" style:family="text">
      <style:text-properties style:text-position="0% 100%" style:font-name="Liberation Serif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22" style:family="text">
      <style:text-properties style:text-position="0% 100%" style:font-name="Liberation Serif" fo:font-size="12pt" fo:font-style="normal" fo:font-weight="normal" officeooo:rsid="0011fd37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23" style:family="text">
      <style:text-properties style:text-position="0% 100%"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position="0% 100%" style:font-name="Liberation Serif" fo:font-size="12pt" fo:font-style="normal" fo:font-weight="bold" style:font-name-asian="DejaVu Sans Mono" style:font-size-asian="12pt" style:font-style-asian="normal" style:font-weight-asian="bold" style:font-name-complex="DejaVu Sans Mono" style:font-size-complex="12pt" style:font-style-complex="normal" style:font-weight-complex="bold"/>
    </style:style>
    <style:style style:name="T25" style:family="text">
      <style:text-properties style:text-position="0% 100%"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text-position="sub 58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position="sub 58%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text-position="sub 58%"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officeooo:rsid="0010fd67"/>
    </style:style>
    <style:style style:name="T32" style:family="text">
      <style:text-properties officeooo:rsid="0014908f"/>
    </style:style>
    <style:style style:name="T33" style:family="text">
      <style:text-properties officeooo:rsid="0014998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s</text:p>
      <text:p text:style-name="P5"/>
      <text:list xml:id="list5022859061" text:style-name="L1">
        <text:list-item>
          <text:p text:style-name="P11">A special kind of relation</text:p>
        </text:list-item>
        <text:list-item>
          <text:p text:style-name="P17"><text:span text:style-name="T1">For non-empty sets </text:span><text:span text:style-name="T2">A, B</text:span><text:span text:style-name="T1">, a function </text:span><text:span text:style-name="T2">f</text:span><text:span text:style-name="T5"> from </text:span><text:span text:style-name="T2">A</text:span><text:span text:style-name="T5"> to </text:span><text:span text:style-name="T2">B</text:span><text:span text:style-name="T5"> is a relation from </text:span><text:span text:style-name="T2">A</text:span><text:span text:style-name="T5"> to </text:span><text:span text:style-name="T2">B</text:span><text:span text:style-name="T5"> in which every element of </text:span><text:span text:style-name="T2">A</text:span><text:span text:style-name="T5"> appears exactly once, as the first element of each ordered pair.</text:span></text:p>
        </text:list-item>
        <text:list-item>
          <text:p text:style-name="P12">Because every element of A appears exactly once, it is mapped to a unique element of B. This is the distinguishing factor for a function vis-a-vis a relation. In a relation between two sets <text:span text:style-name="T29">A</text:span> and <text:span text:style-name="T29">B</text:span>, an element of <text:span text:style-name="T29">A</text:span> may be mapped to more than one element of <text:span text:style-name="T29">B</text:span></text:p>
        </text:list-item>
        <text:list-item>
          <text:p text:style-name="P18"><text:span text:style-name="T1">A function from </text:span><text:span text:style-name="T2">A</text:span><text:span text:style-name="T1"> to </text:span><text:span text:style-name="T2">B</text:span><text:span text:style-name="T1"> is denoted by </text:span><text:span text:style-name="T3">f : A → B</text:span></text:p>
        </text:list-item>
        <text:list-item>
          <text:p text:style-name="P18"><text:span text:style-name="T2">A </text:span><text:span text:style-name="T1">is called the </text:span><text:span text:style-name="T7">domain</text:span><text:span text:style-name="T1"> of </text:span><text:span text:style-name="T2">f</text:span></text:p>
        </text:list-item>
        <text:list-item>
          <text:p text:style-name="P18"><text:span text:style-name="T2">B</text:span><text:span text:style-name="T1"> is called the </text:span><text:span text:style-name="T7">codomain</text:span><text:span text:style-name="T1"> of </text:span><text:span text:style-name="T2">f</text:span></text:p>
        </text:list-item>
        <text:list-item>
          <text:p text:style-name="P18"><text:span text:style-name="T1">The subset of</text:span><text:span text:style-name="T2"> B</text:span><text:span text:style-name="T1"> consisting of those elements that appear as second component in the ordered pairs of </text:span><text:span text:style-name="T2">f </text:span><text:span text:style-name="T1">is called the </text:span><text:span text:style-name="T7">range of </text:span><text:span text:style-name="T3">f</text:span><text:span text:style-name="T1"> and is denoted by</text:span><text:span text:style-name="T3"> f(A)</text:span></text:p>
        </text:list-item>
        <text:list-item>
          <text:p text:style-name="P18"><text:span text:style-name="T1">If (a, b) is an ordered pair of a function, </text:span><text:span text:style-name="T2">f</text:span><text:span text:style-name="T1">, </text:span></text:p>
          <text:list>
            <text:list-item>
              <text:p text:style-name="P18"><text:span text:style-name="T1">it is denoted by </text:span><text:span text:style-name="T3">f(a) = b</text:span></text:p>
            </text:list-item>
            <text:list-item>
              <text:p text:style-name="P18"><text:span text:style-name="T2">b = f(a) </text:span><text:span text:style-name="T1">is called the </text:span><text:span text:style-name="T7">image</text:span><text:span text:style-name="T1"> of </text:span><text:span text:style-name="T2">a</text:span><text:span text:style-name="T1"> under </text:span><text:span text:style-name="T2">f</text:span></text:p>
            </text:list-item>
            <text:list-item>
              <text:p text:style-name="P18"><text:span text:style-name="T2">a </text:span><text:span text:style-name="T1">is called the </text:span><text:span text:style-name="T7">preimage</text:span><text:span text:style-name="T1"> of b</text:span></text:p>
            </text:list-item>
          </text:list>
        </text:list-item>
        <text:list-item>
          <text:p text:style-name="P18"><text:span text:style-name="T1">Given that </text:span><text:span text:style-name="T2">|A| = m</text:span><text:span text:style-name="T1"> and </text:span><text:span text:style-name="T2">|B| = n</text:span><text:span text:style-name="T1">, the number of functions possible is n</text:span><text:span text:style-name="T8">m</text:span></text:p>
          <text:list>
            <text:list-item>
              <text:p text:style-name="P18"><text:span text:style-name="T12">There are n choices in picking up the 2nd element of each ordered pair of </text:span><text:span text:style-name="T13">f </text:span><text:span text:style-name="T12">and there are m such ordered pairs in </text:span><text:span text:style-name="T13">f.</text:span></text:p>
              <text:p text:style-name="P20"><text:span text:style-name="T12">n * n * … m times = n</text:span><text:span text:style-name="T8">m</text:span></text:p>
            </text:list-item>
          </text:list>
        </text:list-item>
      </text:list>
      <text:p text:style-name="P6"/>
      <text:p text:style-name="P7">One-to-One or injective functions</text:p>
      <text:list xml:id="list721137057" text:style-name="L2">
        <text:list-item>
          <text:p text:style-name="P21">A function <text:span text:style-name="T29">f : A → B</text:span> is one-to-one if each element of <text:span text:style-name="T29">B</text:span> appears at most once as the image of an element of A. i.e., A function cannot evaluate to the same value in different ways.</text:p>
        </text:list-item>
        <text:list-item>
          <text:p text:style-name="P21">Given that <text:span text:style-name="T29">|A| = m</text:span> and |<text:span text:style-name="T29">B| = n</text:span>, the number of one-to-one functions possible is </text:p>
          <text:p text:style-name="P31"><text:span text:style-name="T9">n</text:span><text:span text:style-name="T15">P</text:span><text:span text:style-name="T26">m </text:span><text:span text:style-name="T15">= </text:span><text:span text:style-name="T15"><draw:frame draw:style-name="fr1" draw:name="Object1" text:anchor-type="as-char" svg:y="-0.2437in" svg:width="0.6516in" svg:height="0.4083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text:list>
            <text:list-item>
              <text:p text:style-name="P32"><text:span text:style-name="T15">There are n choices in picking up the first image of </text:span><text:span text:style-name="T14">f. </text:span><text:span text:style-name="T15">Subsequently there is one less choice in picking up the image. A total of m such images have to be picked up.</text:span></text:p>
              <text:p text:style-name="P31"><text:span text:style-name="T15">n * (n-1) * … * (n-(m-1)) = </text:span><text:span text:style-name="T9">n</text:span><text:span text:style-name="T15">P</text:span><text:span text:style-name="T26">m</text:span></text:p>
            </text:list-item>
          </text:list>
        </text:list-item>
        <text:list-item>
          <text:p text:style-name="P13">Examples:</text:p>
          <text:list>
            <text:list-header>
              <text:p text:style-name="P13"><text:s/>A = {1, 2, 3} and B = {1, 2, 3, 4, 5}</text:p>
            </text:list-header>
            <text:list-item>
              <text:p text:style-name="P13">f = { (1, 2), (2, 3), (3, 4) is one-to-one</text:p>
            </text:list-item>
            <text:list-item>
              <text:p text:style-name="P13">g = { (1, 2), (2, 3), (3, 3) is not one-to-one as f(2) = 3 = f(3)</text:p>
            </text:list-item>
          </text:list>
        </text:list-item>
        <text:list-item>
          <text:p text:style-name="P15">If f : A → B is one-to-one and f(x) = f(y), then x = y. This fact is used to prove the one-to-one<text:span text:style-name="T32">ne</text:span>ss of given functions</text:p>
        </text:list-item>
      </text:list>
      <text:p text:style-name="P3"/>
      <text:p text:style-name="P4">Restriction of a function</text:p>
      <text:list xml:id="list1704430185" text:style-name="L3">
        <text:list-item>
          <text:p text:style-name="P33"><text:span text:style-name="T6">If </text:span><text:span text:style-name="T4">f: A → B</text:span><text:span text:style-name="T6"> and </text:span><text:span text:style-name="T15"><draw:frame draw:style-name="fr1" draw:name="Object7" text:anchor-type="as-char" svg:y="-0.1484in" svg:width="0.5252in" svg:height="0.2098in" draw:z-index="2"><draw:object xlink:href="./Object 7" xlink:type="simple" xlink:show="embed" xlink:actuate="onLoad"/><draw:image xlink:href="./ObjectReplacements/Object 7" xlink:type="simple" xlink:show="embed" xlink:actuate="onLoad"/></draw:frame></text:span><text:span text:style-name="T15">, then </text:span><text:span text:style-name="T14">f |</text:span><text:span text:style-name="T27">A1</text:span><text:span text:style-name="T14">: A</text:span><text:span text:style-name="T27">1 </text:span><text:span text:style-name="T14">→ B </text:span><text:span text:style-name="T15">is called the restriction of </text:span><text:span text:style-name="T14">f</text:span><text:span text:style-name="T15"> to </text:span><text:span text:style-name="T14">A</text:span><text:span text:style-name="T27">1</text:span><text:span text:style-name="T14"> </text:span><text:span text:style-name="T15">if for all </text:span><text:span text:style-name="T15"><draw:frame draw:style-name="fr1" draw:name="Object8" text:anchor-type="as-char" svg:y="-0.1484in" svg:width="0.478in" svg:height="0.2098in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15">, </text:span><text:span text:style-name="T14">f(a) = f |</text:span><text:span text:style-name="T27">A1</text:span><text:span text:style-name="T14">(a)</text:span></text:p>
        </text:list-item>
        <text:list-item>
          <text:p text:style-name="P33"><text:span text:style-name="T15">That is, the restriction is a function which restricts </text:span><text:span text:style-name="T14">f</text:span><text:span text:style-name="T15"> to a subset of its domain</text:span></text:p>
        </text:list-item>
      </text:list>
      <text:p text:style-name="P9"/>
      <text:p text:style-name="P7">Extension of a function</text:p>
      <text:list xml:id="list1498293276" text:style-name="L4">
        <text:list-item>
          <text:p text:style-name="P14"><text:span text:style-name="T11">If </text:span><text:span text:style-name="T19">f: A</text:span><text:span text:style-name="T28">1</text:span><text:span text:style-name="T19"> → B</text:span><text:span text:style-name="T11"> and </text:span><text:span text:style-name="T11"><draw:frame draw:style-name="fr1" draw:name="Object9" text:anchor-type="as-char" svg:y="-0.1484in" svg:width="0.5252in" svg:height="0.2098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1">, then </text:span><text:span text:style-name="T19">g: A → B</text:span><text:span text:style-name="T11"> is called the extension of </text:span><text:span text:style-name="T19">f </text:span><text:span text:style-name="T11">to A from </text:span><text:span text:style-name="T19">A</text:span><text:span text:style-name="T28">1</text:span><text:span text:style-name="T11"> if for all </text:span><text:span text:style-name="T11"><draw:frame draw:style-name="fr1" draw:name="Object10" text:anchor-type="as-char" svg:y="-0.1484in" svg:width="0.478in" svg:height="0.2098in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1">, </text:span><text:span text:style-name="T19">f(a) = g(a)</text:span></text:p>
        </text:list-item>
        <text:list-item>
          <text:p text:style-name="P14"><text:span text:style-name="T11">That is, the extension is a function which extends </text:span><text:span text:style-name="T19">f</text:span><text:span text:style-name="T11"> to a superset of its domain</text:span></text:p>
        </text:list-item>
      </text:list>
      <text:p text:style-name="P8"/>
      <text:p text:style-name="P7"><text:soft-page-break/>Examples of restrictions and extensions</text:p>
      <text:p text:style-name="P8">Consider</text:p>
      <text:list xml:id="list833633018" text:style-name="L5">
        <text:list-header>
          <text:p text:style-name="P22"><text:s/>A = {1, 2, 3, 4, 5}</text:p>
          <text:p text:style-name="P34"><text:span text:style-name="T14">f: A → R </text:span><text:span text:style-name="T15">such that </text:span><text:span text:style-name="T14">f = </text:span><text:span text:style-name="T15">{(1, 10), (2, 13), (3, 16), (4, 19), (5, 22)}</text:span></text:p>
          <text:p text:style-name="P34"><text:span text:style-name="T14">g: Q → R </text:span><text:span text:style-name="T15">such that </text:span><text:span text:style-name="T14">g(q) = </text:span><text:span text:style-name="T15">3q + 7</text:span></text:p>
          <text:p text:style-name="P34"><text:span text:style-name="T14">h: R → R</text:span><text:span text:style-name="T15"> such that h(r) = 3r + 7</text:span></text:p>
        </text:list-header>
      </text:list>
      <text:p text:style-name="P8">Now,</text:p>
      <text:list xml:id="list917431282" text:style-name="L6">
        <text:list-item>
          <text:p text:style-name="P35"><text:span text:style-name="T14">f</text:span><text:span text:style-name="T15"> is a restriction of </text:span><text:span text:style-name="T14">g</text:span><text:span text:style-name="T15"> to </text:span><text:span text:style-name="T14">A</text:span><text:span text:style-name="T15"> from </text:span><text:span text:style-name="T14">Q</text:span></text:p>
        </text:list-item>
        <text:list-item>
          <text:p text:style-name="P35"><text:span text:style-name="T14">f</text:span><text:span text:style-name="T15"> is a restriction of </text:span><text:span text:style-name="T14">h</text:span><text:span text:style-name="T15"> to </text:span><text:span text:style-name="T14">A</text:span><text:span text:style-name="T15"> from </text:span><text:span text:style-name="T14">Q</text:span></text:p>
        </text:list-item>
        <text:list-item>
          <text:p text:style-name="P35"><text:span text:style-name="T14">g</text:span><text:span text:style-name="T15"> is a restriction of </text:span><text:span text:style-name="T14">h</text:span><text:span text:style-name="T15"> to </text:span><text:span text:style-name="T14">Q</text:span><text:span text:style-name="T15"> from </text:span><text:span text:style-name="T14">R</text:span></text:p>
        </text:list-item>
        <text:list-item>
          <text:p text:style-name="P35"><text:span text:style-name="T14">g</text:span><text:span text:style-name="T15"> is an extension of </text:span><text:span text:style-name="T14">f</text:span><text:span text:style-name="T15"> to </text:span><text:span text:style-name="T14">Q</text:span><text:span text:style-name="T15"> from </text:span><text:span text:style-name="T14">A</text:span></text:p>
        </text:list-item>
        <text:list-item>
          <text:p text:style-name="P35"><text:span text:style-name="T14">h</text:span><text:span text:style-name="T15"> is an extension of </text:span><text:span text:style-name="T14">g</text:span><text:span text:style-name="T15"> to </text:span><text:span text:style-name="T14">R</text:span><text:span text:style-name="T15"> from </text:span><text:span text:style-name="T14">Q</text:span></text:p>
        </text:list-item>
        <text:list-item>
          <text:p text:style-name="P35"><text:span text:style-name="T14">h</text:span><text:span text:style-name="T15"> is an extension of </text:span><text:span text:style-name="T14">f</text:span><text:span text:style-name="T15"> to </text:span><text:span text:style-name="T14">R</text:span><text:span text:style-name="T15"> from A</text:span></text:p>
        </text:list-item>
      </text:list>
      <text:p text:style-name="P8"/>
      <text:p text:style-name="P4">Properties of functions w.r.t their range</text:p>
      <text:p text:style-name="P2"><text:span text:style-name="T1">Let </text:span><text:span text:style-name="T2">f : A → B </text:span><text:span text:style-name="T1">with </text:span><text:span text:style-name="T13"><draw:frame draw:style-name="fr1" draw:name="Object2" text:anchor-type="as-char" svg:y="-0.1484in" svg:width="0.7453in" svg:height="0.2098in" draw:z-index="12"><draw:object xlink:href="./Object 2" xlink:type="simple" xlink:show="embed" xlink:actuate="onLoad"/><draw:image xlink:href="./ObjectReplacements/Object 2" xlink:type="simple" xlink:show="embed" xlink:actuate="onLoad"/></draw:frame></text:span></text:p>
      <text:list xml:id="list1357478200" text:style-name="L7">
        <text:list-item>
          <text:p text:style-name="P19"><text:span text:style-name="T13"><draw:frame draw:style-name="fr1" draw:name="Object3" text:anchor-type="as-char" svg:y="-0.152in" svg:width="0.7929in" svg:height="0.2134in" draw:z-index="13"><draw:object xlink:href="./Object 3" xlink:type="simple" xlink:show="embed" xlink:actuate="onLoad"/><draw:image xlink:href="./ObjectReplacements/Object 3" xlink:type="simple" xlink:show="embed" xlink:actuate="onLoad"/></draw:frame></text:span><text:span text:style-name="T13">= </text:span><text:span text:style-name="T13"><draw:frame draw:style-name="fr1" draw:name="Object4" text:anchor-type="as-char" svg:y="-0.152in" svg:width="1.0063in" svg:height="0.2134in" draw:z-index="14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28"><draw:frame draw:style-name="fr1" draw:name="Object5" text:anchor-type="as-char" svg:y="-0.6744in" svg:width="3.0563in" svg:height="1.289in" draw:z-index="15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16"><text:span text:style-name="T11"><draw:frame draw:style-name="fr1" draw:name="Object6" text:anchor-type="as-char" svg:y="-0.152in" svg:width="1.8543in" svg:height="0.2134in" draw:z-index="16"><draw:object xlink:href="./Object 6" xlink:type="simple" xlink:show="embed" xlink:actuate="onLoad"/><draw:image xlink:href="./ObjectReplacements/Object 6" xlink:type="simple" xlink:show="embed" xlink:actuate="onLoad"/></draw:frame></text:span><text:span text:style-name="T20">if </text:span><text:span text:style-name="T11">f </text:span><text:span text:style-name="T20"><text:s/>is one-to-one</text:span></text:p>
        </text:list-item>
      </text:list>
      <text:p text:style-name="P8"/>
      <text:p text:style-name="P7">Onto/Surjective functions</text:p>
      <text:list xml:id="list73249784" text:style-name="L8">
        <text:list-item>
          <text:p text:style-name="P36"><text:span text:style-name="T15">A function f: A → B is called onto or surjective, if f(A) = B – that is, if for all </text:span><text:span text:style-name="T15"><draw:frame draw:style-name="fr1" draw:name="Object11" text:anchor-type="as-char" svg:y="-0.1484in" svg:width="0.4118in" svg:height="0.1839in" draw:z-index="17"><draw:object xlink:href="./Object 11" xlink:type="simple" xlink:show="embed" xlink:actuate="onLoad"/><draw:image xlink:href="./ObjectReplacements/Object 11" xlink:type="simple" xlink:show="embed" xlink:actuate="onLoad"/></draw:frame></text:span><text:span text:style-name="T15">there is atleast one </text:span><text:span text:style-name="T15"><draw:frame draw:style-name="fr1" draw:name="Object12" text:anchor-type="as-char" svg:y="-0.1484in" svg:width="0.4272in" svg:height="0.1839in" draw:z-index="18"><draw:object xlink:href="./Object 12" xlink:type="simple" xlink:show="embed" xlink:actuate="onLoad"/><draw:image xlink:href="./ObjectReplacements/Object 12" xlink:type="simple" xlink:show="embed" xlink:actuate="onLoad"/></draw:frame></text:span><text:span text:style-name="T15"> such that f(a) = b</text:span></text:p>
        </text:list-item>
        <text:list-item>
          <text:p text:style-name="P36"><text:span text:style-name="T15">If A and B are finite sets, for an onto function f : A → B to exist, </text:span><text:span text:style-name="T15"><draw:frame draw:style-name="fr1" draw:name="Object13" text:anchor-type="as-char" svg:y="-0.1484in" svg:width="0.5811in" svg:height="0.1839in" draw:z-index="19"><draw:object xlink:href="./Object 13" xlink:type="simple" xlink:show="embed" xlink:actuate="onLoad"/><draw:image xlink:href="./ObjectReplacements/Object 13" xlink:type="simple" xlink:show="embed" xlink:actuate="onLoad"/></draw:frame></text:span></text:p>
        </text:list-item>
        <text:list-item>
          <text:p text:style-name="P23">Examples</text:p>
        </text:list-item>
      </text:list>
      <text:list xml:id="list349472820" text:style-name="L9">
        <text:list-item>
          <text:p text:style-name="P37"><text:span text:style-name="T15">f(x) = x</text:span><text:span text:style-name="T9">3 </text:span><text:span text:style-name="T15">where f : R → R is an onto functions as every number in the co-domain, R, has the capability of being a cube of some real number.</text:span></text:p>
        </text:list-item>
        <text:list-item>
          <text:p text:style-name="P29"><text:span text:style-name="T30">f(x) = x</text:span><text:span text:style-name="T10">2</text:span><text:span text:style-name="T30"> where f : R → R is not an onto function as a negative number in the co-domain, R, cannot be <text:s/>the square of a real number.</text:span></text:p>
        </text:list-item>
        <text:list-item>
          <text:p text:style-name="P29"><text:span text:style-name="T30">f(x) = x</text:span><text:span text:style-name="T10">2</text:span><text:span text:style-name="T30"> where f : R → [0, infinity) is an onto function as every number in the co-domain, [0, infinity) can be a square of some real number.</text:span></text:p>
        </text:list-item>
        <text:list-item>
          <text:p text:style-name="P24">f(x) = 3x + 1 where f : Z → Z is not an onto function as not every number in the co-domain, Z, can be evaluated to 3x + 1 for some integer x.</text:p>
        </text:list-item>
      </text:list>
      <text:p text:style-name="P8"/>
      <text:p text:style-name="P7">Number of onto functions between two finite sets</text:p>
      <text:list xml:id="list205858526" text:style-name="L10">
        <text:list-item>
          <text:p text:style-name="P25">Number of onto functions from A to B, |A| = m and |B| = n, </text:p>
        </text:list-item>
      </text:list>
      <text:list xml:id="list1268605881" text:style-name="L11">
        <text:list-item>
          <text:list>
            <text:list-header>
              <text:p text:style-name="P26">= Total number of functions for whom |range| <text:span text:style-name="T33">is</text:span> n</text:p>
              <text:list>
                <text:list-header>
                  <text:p text:style-name="P26">- { <text:s text:c="4"/>Total number of functions for whom | range | = n - 1 </text:p>
                  <text:list>
                    <text:list-header>
                      <text:p text:style-name="P26">+ Total number of functions for whom | range | = n - 2</text:p>
                      <text:p text:style-name="P26">+ …</text:p>
                      <text:p text:style-name="P38"><text:span text:style-name="T15">+ Total number of functions for whom | range | = 1 </text:span><text:span text:style-name="T26"><text:s/></text:span><text:span text:style-name="T15">}</text:span></text:p>
                    </text:list-header>
                  </text:list>
                </text:list-header>
              </text:list>
            </text:list-header>
          </text:list>
        </text:list-item>
        <text:list-item>
          <text:p text:style-name="P38"><text:span text:style-name="T15">The number of functions for whom |range| = n - k</text:span><text:span text:style-name="T15">, </text:span><text:span text:style-name="T15"><draw:frame draw:style-name="fr1" draw:name="Object16" text:anchor-type="as-char" svg:y="-0.1484in" svg:width="0.6201in" svg:height="0.1839in" draw:z-index="20"><draw:object xlink:href="./Object 16" xlink:type="simple" xlink:show="embed" xlink:actuate="onLoad"/><draw:image xlink:href="./ObjectReplacements/Object 16" xlink:type="simple" xlink:show="embed" xlink:actuate="onLoad"/></draw:frame></text:span><text:span text:style-name="T15">, </text:span></text:p>
          <text:list>
            <text:list-header>
              <text:p text:style-name="P26">= (Number of ways to choose n-k elements out of n in B) </text:p>
              <text:list>
                <text:list-header>
                  <text:p text:style-name="P26">* (Number of functions from A to this reduced subset of B)</text:p>
                </text:list-header>
              </text:list>
              <text:p text:style-name="P38"><text:soft-page-break/><text:span text:style-name="T15">= </text:span><text:span text:style-name="T15"><draw:frame draw:style-name="fr1" draw:name="Object14" text:anchor-type="as-char" svg:y="-0.172in" svg:width="0.9083in" svg:height="0.2327in" draw:z-index="1"><draw:object xlink:href="./Object 14" xlink:type="simple" xlink:show="embed" xlink:actuate="onLoad"/><draw:image xlink:href="./ObjectReplacements/Object 14" xlink:type="simple" xlink:show="embed" xlink:actuate="onLoad"/></draw:frame></text:span></text:p>
              <text:p text:style-name="P26">Note that this is not a count of the <text:span text:style-name="T31">onto </text:span>functions but of the total number of functions</text:p>
            </text:list-header>
          </text:list>
        </text:list-item>
        <text:list-item>
          <text:p text:style-name="P38"><text:span text:style-name="T15">It can be shown by through the principle of inclusion and exclusion that the number of onto functions = </text:span><text:span text:style-name="T15"><draw:frame draw:style-name="fr1" draw:name="Object17" text:anchor-type="as-char" svg:y="-0.2807in" svg:width="1.5228in" svg:height="0.4484in" draw:z-index="3"><draw:object xlink:href="./Object 17" xlink:type="simple" xlink:show="embed" xlink:actuate="onLoad"/><draw:image xlink:href="./ObjectReplacements/Object 17" xlink:type="simple" xlink:show="embed" xlink:actuate="onLoad"/></draw:frame></text:span><text:span text:style-name="T15">= </text:span><text:span text:style-name="T15"><draw:frame draw:style-name="fr1" draw:name="Object18" text:anchor-type="as-char" svg:y="-0.2807in" svg:width="1.5228in" svg:height="0.4484in" draw:z-index="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</text:list-item>
        <text:list-item>
          <text:p text:style-name="P38"><text:span text:style-name="T15">The number of onto functions from A to B, |A| = </text:span><text:span text:style-name="T16">m</text:span><text:span text:style-name="T15"> and |B| = </text:span><text:span text:style-name="T16">n</text:span><text:span text:style-name="T15">, gives the number of ways of distributing </text:span><text:span text:style-name="T16">m</text:span><text:span text:style-name="T15"> distinct objects among </text:span><text:span text:style-name="T16">n</text:span><text:span text:style-name="T15"> distinct containers</text:span><text:span text:style-name="T15"><draw:frame draw:style-name="fr1" draw:name="Object15" text:anchor-type="as-char" svg:y="-0.152in" svg:width="0.5563in" svg:height="0.2008in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17">such that no container is left out.</text:span></text:p>
        </text:list-item>
      </text:list>
      <text:p text:style-name="P7"/>
      <text:p text:style-name="P10"><text:span text:style-name="T18">S</text:span><text:span text:style-name="T18">tirling numbers</text:span></text:p>
      <text:list xml:id="list422672126" text:style-name="L12">
        <text:list-item>
          <text:p text:style-name="P39"><text:span text:style-name="T21">The number of ways of distributing m distinct objects among </text:span><text:span text:style-name="T22">n</text:span><text:span text:style-name="T21"> </text:span><text:span text:style-name="T24">identical</text:span><text:span text:style-name="T21"> containers, </text:span><text:span text:style-name="T21"><draw:frame draw:style-name="fr1" draw:name="Object19" text:anchor-type="as-char" svg:y="-0.1484in" svg:width="0.4299in" svg:height="0.1846in" draw:z-index="9"><draw:object xlink:href="./Object 19" xlink:type="simple" xlink:show="embed" xlink:actuate="onLoad"/><draw:image xlink:href="./ObjectReplacements/Object 19" xlink:type="simple" xlink:show="embed" xlink:actuate="onLoad"/></draw:frame></text:span><text:span text:style-name="T23">, such that no <text:s/>container is left out </text:span></text:p>
          <text:list>
            <text:list-header>
              <text:p text:style-name="P39"><text:span text:style-name="T23">= (The number of ways of distributing m distinct objects among n </text:span><text:span text:style-name="T25">distinct</text:span><text:span text:style-name="T23"> containers</text:span></text:p>
              <text:p text:style-name="P30"><text:s text:c="6"/>such that no container is left out ) / (The number of identical distributions due to the</text:p>
              <text:list>
                <text:list-header>
                  <text:p text:style-name="P30">containers being identical )</text:p>
                </text:list-header>
              </text:list>
            </text:list-header>
          </text:list>
        </text:list-item>
        <text:list-item>
          <text:p text:style-name="P27">The number of identical distributions due to the containers being identical = Number of arrangements of the n containers = n!</text:p>
        </text:list-item>
        <text:list-item>
          <text:p text:style-name="P27">The number of ways of distributing m distinct objects among n identical containers such that no container is left out is represented by S(m, n) and is called the Stirling number of the second kind</text:p>
          <text:p text:style-name="P39"><text:span text:style-name="T15">S(m,n) = </text:span><text:span text:style-name="T15"><draw:frame draw:style-name="fr1" draw:name="Object20" text:anchor-type="as-char" svg:y="-0.2807in" svg:width="1.7311in" svg:height="0.4484in" draw:z-index="1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<text:p text:style-name="P39"><text:span text:style-name="T15">Note that</text:span><text:span text:style-name="T15"><draw:frame draw:style-name="fr1" draw:name="Object21" text:anchor-type="as-char" svg:y="-0.152in" svg:width="0.8366in" svg:height="0.2in" draw:z-index="11"><draw:object xlink:href="./Object 21" xlink:type="simple" xlink:show="embed" xlink:actuate="onLoad"/><draw:image xlink:href="./ObjectReplacements/Object 21" xlink:type="simple" xlink:show="embed" xlink:actuate="onLoad"/></draw:frame></text:span><text:span text:style-name="T15"> gives the number of onto functions from the set A to b, |A| = m and </text:span></text:p>
          <text:p text:style-name="P27">|B| = n.</text:p>
        </text:list-item>
        <text:list-item>
          <text:p text:style-name="P27">S(m + 1, n) = S(m, n – 1) + n S(m, n)</text:p>
          <text:list>
            <text:list-item>
              <text:p text:style-name="P27">m distinct objects can be distributed into n – 1 identical containers without leaving any container empty in S(m, n – 1) ways. The remaining m + 1'th object can be placed in the remaining n'th container in only one way as the remaining container being identical to the n – 1 filled containers does not constitute a distinct distribution irrespective of which of the n containers were remaining.</text:p>
            </text:list-item>
            <text:list-item>
              <text:p text:style-name="P27">Alternatively, distribute m objects in n containers in S(m, n) ways. Now the remaining object can be placed in any one of the n identical containers, with any choice rendering the distinct distribution. Thus there are nS(m, n) number of distribution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3-02T18:14:16</meta:creation-date>
    <dc:date>2013-01-13T07:50:10</dc:date>
    <dc:creator>Kempa </dc:creator>
    <meta:editing-duration>P1DT8H20M19S</meta:editing-duration>
    <meta:editing-cycles>47</meta:editing-cycles>
    <meta:generator>LibreOffice/3.6$Linux_x86 LibreOffice_project/360m1$Build-2</meta:generator>
    <meta:document-statistic meta:table-count="0" meta:image-count="0" meta:object-count="21" meta:page-count="3" meta:paragraph-count="85" meta:word-count="1340" meta:character-count="5920" meta:non-whitespace-character-count="4685"/>
  </office:meta>
</office:document-meta>
</file>

<file path=Object 1/content.xml><?xml version="1.0" encoding="utf-8"?>
<math xmlns="http://www.w3.org/1998/Math/MathML">
  <semantics>
    <mrow>
      <mfrac>
        <mrow>
          <mi>n</mi>
          <mi>!</mi>
        </mrow>
        <mrow>
          <mrow>
            <mo stretchy="false">(</mo>
            <mrow>
              <mrow>
                <mi>n</mi>
                <mo stretchy="false">−</mo>
                <mi>m</mi>
              </mrow>
            </mrow>
            <mo stretchy="false">)</mo>
          </mrow>
          <mi>!</mi>
        </mrow>
      </mfrac>
    </mrow>
    <annotation encoding="StarMath 5.0">{n!} over {(n-m)!}</annotation>
  </semantics>
</math>
</file>

<file path=Object 10/content.xml><?xml version="1.0" encoding="utf-8"?>
<math xmlns="http://www.w3.org/1998/Math/MathML">
  <semantics>
    <mrow>
      <mrow>
        <mi>a</mi>
        <mo stretchy="false">∈</mo>
        <msub>
          <mi>A</mi>
          <mn>1</mn>
        </msub>
      </mrow>
    </mrow>
    <annotation encoding="StarMath 5.0">a in A_1</annotation>
  </semantics>
</math>
</file>

<file path=Object 11/content.xml><?xml version="1.0" encoding="utf-8"?>
<math xmlns="http://www.w3.org/1998/Math/MathML">
  <semantics>
    <mrow>
      <mrow>
        <mi>b</mi>
        <mo stretchy="false">∈</mo>
        <mi>B</mi>
      </mrow>
    </mrow>
    <annotation encoding="StarMath 5.0">b in B</annotation>
  </semantics>
</math>
</file>

<file path=Object 12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3/content.xml><?xml version="1.0" encoding="utf-8"?>
<math xmlns="http://www.w3.org/1998/Math/MathML">
  <semantics>
    <mrow>
      <mrow>
        <mtext>|A|</mtext>
        <mo stretchy="false">≥</mo>
        <mtext>|B|</mtext>
      </mrow>
    </mrow>
    <annotation encoding="StarMath 5.0">"|A|" ge "|B|"</annotation>
  </semantics>
</math>
</file>

<file path=Object 14/content.xml><?xml version="1.0" encoding="utf-8"?>
<math xmlns="http://www.w3.org/1998/Math/MathML">
  <semantics>
    <mrow>
      <msubsup>
        <mi>C</mi>
        <mrow>
          <mrow>
            <mi>n</mi>
            <mo stretchy="false">−</mo>
            <mi>k</mi>
          </mrow>
        </mrow>
        <mi>n</mi>
      </msubsup>
      <msup>
        <mrow>
          <mo stretchy="false">(</mo>
          <mrow>
            <mrow>
              <mi>n</mi>
              <mo stretchy="false">−</mo>
              <mi>k</mi>
            </mrow>
          </mrow>
          <mo stretchy="false">)</mo>
        </mrow>
        <mi>m</mi>
      </msup>
    </mrow>
    <annotation encoding="StarMath 5.0">C^n_{n - k} (n - k)^m</annotation>
  </semantics>
</math>
</file>

<file path=Object 15/content.xml><?xml version="1.0" encoding="utf-8"?>
<math xmlns="http://www.w3.org/1998/Math/MathML">
  <semantics>
    <mrow>
      <mrow>
        <mo stretchy="false">(</mo>
        <mrow>
          <mrow>
            <mi>m</mi>
            <mo stretchy="false">≥</mo>
            <mi>n</mi>
          </mrow>
        </mrow>
        <mo stretchy="false">)</mo>
      </mrow>
    </mrow>
    <annotation encoding="StarMath 5.0">(m ge n)</annotation>
  </semantics>
</math>
</file>

<file path=Object 16/content.xml><?xml version="1.0" encoding="utf-8"?>
<math xmlns="http://www.w3.org/1998/Math/MathML">
  <semantics>
    <mrow>
      <mrow>
        <mrow>
          <mn>0</mn>
          <mo stretchy="false">≤</mo>
          <mi>k</mi>
        </mrow>
        <mo stretchy="false">≤</mo>
        <mi>n</mi>
      </mrow>
    </mrow>
    <annotation encoding="StarMath 5.0">0 le k le n</annotation>
  </semantics>
</math>
</file>

<file path=Object 17/content.xml><?xml version="1.0" encoding="utf-8"?>
<math xmlns="http://www.w3.org/1998/Math/MathML">
  <semantics>
    <mrow>
      <mrow>
        <munderover>
          <mo stretchy="false">∑</mo>
          <mrow>
            <mi>k</mi>
            <mo stretchy="false">=</mo>
            <mn>0</mn>
          </mrow>
          <mrow>
            <mi>n</mi>
            <mi>–</mi>
            <mn>1</mn>
          </mrow>
        </munderover>
        <msup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i>k</mi>
        </msup>
      </mrow>
      <msubsup>
        <mi>C</mi>
        <mrow>
          <mrow>
            <mi>n</mi>
            <mo stretchy="false">−</mo>
            <mi>k</mi>
          </mrow>
        </mrow>
        <mi>n</mi>
      </msubsup>
      <msup>
        <mrow>
          <mo stretchy="false">(</mo>
          <mrow>
            <mrow>
              <mi>n</mi>
              <mo stretchy="false">−</mo>
              <mi>k</mi>
            </mrow>
          </mrow>
          <mo stretchy="false">)</mo>
        </mrow>
        <mi>m</mi>
      </msup>
    </mrow>
    <annotation encoding="StarMath 5.0">sum from k = 0 to {n – 1} (-1)^k C^n_{n-k} (n - k)^m</annotation>
  </semantics>
</math>
</file>

<file path=Object 18/content.xml><?xml version="1.0" encoding="utf-8"?>
<math xmlns="http://www.w3.org/1998/Math/MathML">
  <semantics>
    <mrow>
      <mrow>
        <munderover>
          <mo stretchy="false">∑</mo>
          <mrow>
            <mi>k</mi>
            <mo stretchy="false">=</mo>
            <mn>0</mn>
          </mrow>
          <mi>n</mi>
        </munderover>
        <msup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i>k</mi>
        </msup>
      </mrow>
      <msubsup>
        <mi>C</mi>
        <mrow>
          <mrow>
            <mi>n</mi>
            <mo stretchy="false">−</mo>
            <mi>k</mi>
          </mrow>
        </mrow>
        <mi>n</mi>
      </msubsup>
      <msup>
        <mrow>
          <mo stretchy="false">(</mo>
          <mrow>
            <mrow>
              <mi>n</mi>
              <mo stretchy="false">−</mo>
              <mi>k</mi>
            </mrow>
          </mrow>
          <mo stretchy="false">)</mo>
        </mrow>
        <mi>m</mi>
      </msup>
    </mrow>
    <annotation encoding="StarMath 5.0">sum from k = 0 to n (-1)^k C^n_{n-k} (n - k)^m</annotation>
  </semantics>
</math>
</file>

<file path=Object 19/content.xml><?xml version="1.0" encoding="utf-8"?>
<math xmlns="http://www.w3.org/1998/Math/MathML">
  <semantics>
    <mrow>
      <mrow>
        <mi>m</mi>
        <mo stretchy="false">≥</mo>
        <mi>n</mi>
      </mrow>
    </mrow>
    <annotation encoding="StarMath 5.0">m ge n</annotation>
  </semantics>
</math>
</file>

<file path=Object 2/content.xml><?xml version="1.0" encoding="utf-8"?>
<math xmlns="http://www.w3.org/1998/Math/MathML">
  <semantics>
    <mrow>
      <msub>
        <mi>A</mi>
        <mn>1,</mn>
      </msub>
      <mrow>
        <msub>
          <mi>A</mi>
          <mn>2</mn>
        </msub>
        <mo stretchy="false">⊆</mo>
        <mi>A</mi>
      </mrow>
    </mrow>
    <annotation encoding="StarMath 5.0">A_1, A_2 subseteq A</annotation>
  </semantics>
</math>
</file>

<file path=Object 20/content.xml><?xml version="1.0" encoding="utf-8"?>
<math xmlns="http://www.w3.org/1998/Math/MathML">
  <semantics>
    <mrow>
      <mfrac>
        <mn>1</mn>
        <mrow>
          <mi>n</mi>
          <mi>!</mi>
        </mrow>
      </mfrac>
      <mrow>
        <munderover>
          <mo stretchy="false">∑</mo>
          <mrow>
            <mi>k</mi>
            <mo stretchy="false">=</mo>
            <mn>0</mn>
          </mrow>
          <mi>n</mi>
        </munderover>
        <msup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i>k</mi>
        </msup>
      </mrow>
      <msubsup>
        <mi>C</mi>
        <mrow>
          <mrow>
            <mi>n</mi>
            <mo stretchy="false">−</mo>
            <mi>k</mi>
          </mrow>
        </mrow>
        <mi>n</mi>
      </msubsup>
      <msup>
        <mrow>
          <mo stretchy="false">(</mo>
          <mrow>
            <mrow>
              <mi>n</mi>
              <mo stretchy="false">−</mo>
              <mi>k</mi>
            </mrow>
          </mrow>
          <mo stretchy="false">)</mo>
        </mrow>
        <mi>m</mi>
      </msup>
    </mrow>
    <annotation encoding="StarMath 5.0">1 over {n!} sum from k = 0 to n (-1)^k C^n_{n-k} (n - k)^m</annotation>
  </semantics>
</math>
</file>

<file path=Object 21/content.xml><?xml version="1.0" encoding="utf-8"?>
<math xmlns="http://www.w3.org/1998/Math/MathML">
  <semantics>
    <mrow>
      <mi>n</mi>
      <mi>!</mi>
      <mi>.</mi>
      <mi>S</mi>
      <mrow>
        <mo stretchy="false">(</mo>
        <mrow>
          <mi>m</mi>
          <mi>,</mi>
          <mi>n</mi>
        </mrow>
        <mo stretchy="false">)</mo>
      </mrow>
    </mrow>
    <annotation encoding="StarMath 5.0">n! . S(m, n)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row>
            <msub>
              <mi>A</mi>
              <mn>1</mn>
            </msub>
            <mo stretchy="false">∪</mo>
            <msub>
              <mi>A</mi>
              <mn>2</mn>
            </msub>
          </mrow>
        </mrow>
        <mo stretchy="false">)</mo>
      </mrow>
    </mrow>
    <annotation encoding="StarMath 5.0">f(A_1 union A_2)</annotation>
  </semantics>
</math>
</file>

<file path=Object 4/content.xml><?xml version="1.0" encoding="utf-8"?>
<math xmlns="http://www.w3.org/1998/Math/MathML">
  <semantics>
    <mrow>
      <mrow>
        <mrow>
          <mi>f</mi>
          <mrow>
            <mo stretchy="false">(</mo>
            <mrow>
              <msub>
                <mi>A</mi>
                <mn>1</mn>
              </msub>
            </mrow>
            <mo stretchy="false">)</mo>
          </mrow>
        </mrow>
        <mo stretchy="false">∪</mo>
        <mrow>
          <mi>f</mi>
          <mrow>
            <mo stretchy="false">(</mo>
            <mrow>
              <msub>
                <mi>A</mi>
                <mn>2</mn>
              </msub>
            </mrow>
            <mo stretchy="false">)</mo>
          </mrow>
        </mrow>
      </mrow>
    </mrow>
    <annotation encoding="StarMath 5.0">{f(A_1)} union  {f(A_2)}</annotation>
  </semantics>
</math>
</file>

<file path=Object 5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row>
                    <msub>
                      <mi>A</mi>
                      <mn>1</mn>
                    </msub>
                    <mo stretchy="false">∩</mo>
                    <msub>
                      <mi>A</mi>
                      <mn>2</mn>
                    </msub>
                  </mrow>
                </mrow>
                <mo stretchy="false">)</mo>
              </mrow>
              <mo stretchy="false">⊆</mo>
              <mi>f</mi>
            </mrow>
            <mrow>
              <mrow>
                <mo stretchy="false">(</mo>
                <mrow>
                  <msub>
                    <mi>A</mi>
                    <mn>1</mn>
                  </msub>
                </mrow>
                <mo stretchy="false">)</mo>
              </mrow>
              <mo stretchy="false">∩</mo>
              <mi>f</mi>
            </mrow>
            <mrow>
              <mo stretchy="false">(</mo>
              <mrow>
                <msub>
                  <mi>A</mi>
                  <mn>2</mn>
                </msub>
              </mrow>
              <mo stretchy="false">)</mo>
            </mrow>
          </mrow>
        </mtd>
      </mtr>
      <mtr>
        <mtd>
          <mrow>
            <mrow>
              <msub>
                <mi>A</mi>
                <mn>1</mn>
              </msub>
              <mo stretchy="false">=</mo>
              <mtext>{</mtext>
            </mrow>
            <mi>a</mi>
            <mi>,</mi>
            <mi>b</mi>
            <mi>,</mi>
            <mi>c</mi>
            <mtext>}</mtext>
            <mi>,</mi>
            <mi>f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n>1,</mn>
            </mrow>
            <mi>f</mi>
            <mrow>
              <mrow>
                <mo stretchy="false">(</mo>
                <mrow>
                  <mi>b</mi>
                </mrow>
                <mo stretchy="false">)</mo>
              </mrow>
              <mo stretchy="false">=</mo>
              <mn>2,</mn>
            </mrow>
            <mi>f</mi>
            <mrow>
              <mrow>
                <mo stretchy="false">(</mo>
                <mrow>
                  <mi>c</mi>
                </mrow>
                <mo stretchy="false">)</mo>
              </mrow>
              <mo stretchy="false">=</mo>
              <mn>3</mn>
            </mrow>
          </mrow>
        </mtd>
      </mtr>
      <mtr>
        <mtd>
          <mrow>
            <mrow>
              <msub>
                <mi>A</mi>
                <mn>2</mn>
              </msub>
              <mo stretchy="false">=</mo>
              <mtext>{</mtext>
            </mrow>
            <mi>x</mi>
            <mi>,</mi>
            <mi>y</mi>
            <mi>,</mi>
            <mi>z</mi>
            <mtext>}</mtext>
            <mi>,</mi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n>3,</mn>
            </mrow>
            <mi>f</mi>
            <mrow>
              <mrow>
                <mo stretchy="false">(</mo>
                <mrow>
                  <mi>y</mi>
                </mrow>
                <mo stretchy="false">)</mo>
              </mrow>
              <mo stretchy="false">=</mo>
              <mn>4,</mn>
            </mrow>
            <mi>f</mi>
            <mrow>
              <mrow>
                <mo stretchy="false">(</mo>
                <mrow>
                  <mi>z</mi>
                </mrow>
                <mo stretchy="false">)</mo>
              </mrow>
              <mo stretchy="false">=</mo>
              <mn>5</mn>
            </mrow>
          </mrow>
        </mtd>
      </mtr>
      <mtr>
        <mtd>
          <mrow>
            <mi>f</mi>
            <mrow>
              <mrow>
                <mo stretchy="false">(</mo>
                <mrow>
                  <mrow>
                    <msub>
                      <mi>A</mi>
                      <mn>1</mn>
                    </msub>
                    <mo stretchy="false">∩</mo>
                    <msub>
                      <mi>A</mi>
                      <mn>2</mn>
                    </msub>
                  </mrow>
                </mrow>
                <mo stretchy="false">)</mo>
              </mrow>
              <mo stretchy="false">=</mo>
              <mo stretchy="false">∅</mo>
            </mrow>
          </mrow>
        </mtd>
      </mtr>
      <mtr>
        <mtd>
          <mrow>
            <mi>f</mi>
            <mrow>
              <mrow>
                <mo stretchy="false">(</mo>
                <mrow>
                  <msub>
                    <mi>A</mi>
                    <mn>1</mn>
                  </msub>
                </mrow>
                <mo stretchy="false">)</mo>
              </mrow>
              <mo stretchy="false">∩</mo>
              <mi>f</mi>
            </mrow>
            <mrow>
              <mrow>
                <mo stretchy="false">(</mo>
                <mrow>
                  <msub>
                    <mi>A</mi>
                    <mn>2</mn>
                  </msub>
                </mrow>
                <mo stretchy="false">)</mo>
              </mrow>
              <mo stretchy="false">=</mo>
              <mi>f</mi>
            </mrow>
            <mrow>
              <mrow>
                <mo stretchy="false">(</mo>
                <mrow>
                  <mtext>{</mtext>
                  <mn>1,</mn>
                  <mn>2,</mn>
                  <mn>3</mn>
                  <mtext>}</mtext>
                </mrow>
                <mo stretchy="false">)</mo>
              </mrow>
              <mo stretchy="false">∩</mo>
              <mi>f</mi>
            </mrow>
            <mrow>
              <mrow>
                <mo stretchy="false">(</mo>
                <mrow>
                  <mtext>{</mtext>
                  <mn>1,</mn>
                  <mn>4,</mn>
                  <mn>5</mn>
                  <mtext>}</mtext>
                </mrow>
                <mo stretchy="false">)</mo>
              </mrow>
              <mo stretchy="false">=</mo>
              <mrow>
                <mn>1</mn>
              </mrow>
            </mrow>
          </mrow>
        </mtd>
      </mtr>
      <mtr>
        <mtd>
          <mrow/>
        </mtd>
      </mtr>
    </mtable>
    <annotation encoding="StarMath 5.0">f(A_1 intersection A_2) subseteq f(A_1) intersection f(A_2) newline
A_1 = "{"a, b, c"}", f(a) = 1, f(b) = 2, f(c) = 3 newline
A_2 = "{"x, y, z"}", f(x) = 3, f(y) = 4, f(z) = 5 newline
f(A_1 intersection A_2) = emptyset newline
f(A_1) intersection f(A_2) = f("{"1, 2, 3"}") intersection f("{"1, 4, 5"}") = {1} newline</annotation>
  </semantics>
</math>
</file>

<file path=Object 6/content.xml><?xml version="1.0" encoding="utf-8"?>
<math xmlns="http://www.w3.org/1998/Math/MathML">
  <semantics>
    <mrow>
      <mi>f</mi>
      <mrow>
        <mrow>
          <mo stretchy="false">(</mo>
          <mrow>
            <mrow>
              <msub>
                <mi>A</mi>
                <mn>1</mn>
              </msub>
              <mo stretchy="false">∩</mo>
              <msub>
                <mi>A</mi>
                <mn>2</mn>
              </msub>
            </mrow>
          </mrow>
          <mo stretchy="false">)</mo>
        </mrow>
        <mo stretchy="false">=</mo>
        <mi>f</mi>
      </mrow>
      <mrow>
        <mrow>
          <mo stretchy="false">(</mo>
          <mrow>
            <msub>
              <mi>A</mi>
              <mn>1</mn>
            </msub>
          </mrow>
          <mo stretchy="false">)</mo>
        </mrow>
        <mo stretchy="false">∩</mo>
        <mi>f</mi>
      </mrow>
      <mrow>
        <mo stretchy="false">(</mo>
        <mrow>
          <msub>
            <mi>A</mi>
            <mn>2</mn>
          </msub>
        </mrow>
        <mo stretchy="false">)</mo>
      </mrow>
    </mrow>
    <annotation encoding="StarMath 5.0">f(A_1 intersection A_2) = f(A_1) intersection f(A_2)</annotation>
  </semantics>
</math>
</file>

<file path=Object 7/content.xml><?xml version="1.0" encoding="utf-8"?>
<math xmlns="http://www.w3.org/1998/Math/MathML">
  <semantics>
    <mrow>
      <mrow>
        <msub>
          <mi>A</mi>
          <mn>1</mn>
        </msub>
        <mo stretchy="false">⊆</mo>
        <mi>A</mi>
      </mrow>
    </mrow>
    <annotation encoding="StarMath 5.0">A_1 subseteq A</annotation>
  </semantics>
</math>
</file>

<file path=Object 8/content.xml><?xml version="1.0" encoding="utf-8"?>
<math xmlns="http://www.w3.org/1998/Math/MathML">
  <semantics>
    <mrow>
      <mrow>
        <mi>a</mi>
        <mo stretchy="false">∈</mo>
        <msub>
          <mi>A</mi>
          <mn>1</mn>
        </msub>
      </mrow>
    </mrow>
    <annotation encoding="StarMath 5.0">a in A_1</annotation>
  </semantics>
</math>
</file>

<file path=Object 9/content.xml><?xml version="1.0" encoding="utf-8"?>
<math xmlns="http://www.w3.org/1998/Math/MathML">
  <semantics>
    <mrow>
      <mrow>
        <msub>
          <mi>A</mi>
          <mn>1</mn>
        </msub>
        <mo stretchy="false">⊆</mo>
        <mi>A</mi>
      </mrow>
    </mrow>
    <annotation encoding="StarMath 5.0">A_1 subseteq A</annotation>
  </semantics>
</math>
</file>